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Spectral" style:font-name-asian="Spectral1" style:font-name-complex="Spectral1"/>
    </style:style>
    <style:style style:name="P3" style:family="paragraph" style:parent-style-name="Heading_20_1">
      <style:paragraph-properties fo:text-align="justify" style:justify-single-word="false"/>
    </style:style>
    <style:style style:name="P4" style:family="paragraph" style:parent-style-name="Title" style:master-page-name="Standard">
      <style:paragraph-properties style:page-number="1"/>
    </style:style>
    <style:style style:name="T1" style:family="text">
      <style:text-properties style:font-name="Spectral" fo:font-weight="bold" style:font-name-asian="Spectral1" style:font-weight-asian="bold" style:font-name-complex="Spectral1"/>
    </style:style>
    <style:style style:name="T2" style:family="text">
      <style:text-properties style:font-name="Spectral" style:font-name-asian="Spectral1" style:font-name-complex="Spectral1"/>
    </style:style>
    <style:style style:name="T3" style:family="text">
      <style:text-properties style:font-name="Spectral" fo:font-style="italic" style:font-name-asian="Spectral1" style:font-style-asian="italic" style:font-name-complex="Spectral1"/>
    </style:style>
    <style:style style:name="T4" style:family="text">
      <style:text-properties fo:color="#1155cc" style:font-name="Spectral" style:text-underline-style="solid" style:text-underline-width="auto" style:text-underline-color="font-color" style:font-name-asian="Spectral1" style:font-name-complex="Spectral1"/>
    </style:style>
    <style:style style:name="T5" style:family="text">
      <style:text-properties fo:color="#1155cc" style:font-name="Consolas" style:text-underline-style="solid" style:text-underline-width="auto" style:text-underline-color="font-color" style:font-name-asian="Consolas1" style:font-name-complex="Consolas1"/>
    </style:style>
    <style:style style:name="T6" style:family="text">
      <style:text-properties style:font-name="Consolas" style:font-name-asian="Consolas1" style:font-name-complex="Consolas1"/>
    </style:style>
    <style:style style:name="T7" style:family="text">
      <style:text-properties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b3b3ydcsb8zy"/><text:span text:style-name="T1">Bulls and Cows with Words</text:span></text:p>
      <text:p text:style-name="Heading_20_1"><text:bookmark text:name="_4tqmtq7tw486"/><text:span text:style-name="T1">Rules of the game</text:span></text:p>
      <text:p text:style-name="P1"><text:a xlink:type="simple" xlink:href="https://en.wikipedia.org/wiki/Bulls_and_Cows" text:style-name="ListLabel_20_1" text:visited-style-name="ListLabel_20_1"><text:span text:style-name="T4">Bulls and Cows</text:span></text:a><text:span text:style-name="T2"> is a classic British pen-and-paper game for two players. In the standard version of this game, one player tries to guess the secret integer chosen by the other player. This secret integer must be such that no digit appears inside it more than once. The guesser submits his guesses for the secret number one guess at the time. After each guess, the opponent reveals how many </text:span><text:span text:style-name="T1">bulls</text:span><text:span text:style-name="T2"> (right digit in the right position) and </text:span><text:span text:style-name="T1">cows</text:span><text:span text:style-name="T2"> (right digit but in a wrong position) that particular guess contains. For example, the guess 7415 contains one bull (the digit 4) and two cows (the digits 1 and 5), whereas the guess 9257 contains one bull (the digit 5) and zero cows. Each guess therefore provides more information about the secret number by eliminating a bunch of numbers that were still possible after the previous guesses.</text:span></text:p>
      <text:p text:style-name="P2"/>
      <text:p text:style-name="P1"><text:span text:style-name="T2">This project adapts the basic rules of Bulls and Cows from integers to the more interesting domain of English words composed of the lowercase letters </text:span><text:span text:style-name="T6">a-z</text:span><text:span text:style-name="T2">, as listed in the file </text:span><text:span text:style-name="T6">words_alpha.txt</text:span><text:span text:style-name="T2">, to create a whole new game that resembles another classic game of </text:span><text:a xlink:type="simple" xlink:href="https://en.wikipedia.org/wiki/Jotto" text:style-name="ListLabel_20_1" text:visited-style-name="ListLabel_20_1"><text:span text:style-name="T4">Jotto</text:span></text:a><text:span text:style-name="T2">. Otherwise, the game mechanics are identical to that with the basic integer version. However, when played with the subset of English words in which each letter occurs at most once, the restricted structure of the language and its statistical letter combinations allow the guesses to be made in ways that have a higher chance of guessing the secret word earlier, compared to blindly making random guesses among the words that are still possible with the information gleaned from the previous guesses.</text:span></text:p>
      <text:p text:style-name="P2"/>
      <text:p text:style-name="P1"><text:span text:style-name="T2">The instructor provides the automated tester scripts </text:span><text:a xlink:type="simple" xlink:href="https://github.com/ikokkari/BullsAndCows/blob/master/bacrunner.py" text:style-name="ListLabel_20_2" text:visited-style-name="ListLabel_20_2"><text:span text:style-name="T5">bacrunner.py</text:span></text:a><text:span text:style-name="T2"> (for Python 3) or </text:span><text:a xlink:type="simple" xlink:href="https://github.com/ikokkari/BullsAndCows/blob/master/BACRunner.java" text:style-name="ListLabel_20_2" text:visited-style-name="ListLabel_20_2"><text:span text:style-name="T5">BACRunner.java</text:span></text:a><text:span text:style-name="T2"> (for Java 8) that act as the opponent and scorekeeper for the game. The game is played for several rounds to diminish the effect of blind random luck. The total number of guesses made over all these rounds becomes the final score of the player. As in golf, the lower the score, the better.</text:span></text:p>
      <text:p text:style-name="P2"/>
      <text:p text:style-name="P1"><text:span text:style-name="T2">(For anybody who has been pleasantly infected with a </text:span><text:a xlink:type="simple" xlink:href="https://digitalcommons.butler.edu/wordways/" text:style-name="ListLabel_20_1" text:visited-style-name="ListLabel_20_1"><text:span text:style-name="T4">recreational linguistics</text:span></text:a><text:span text:style-name="T2"> bug, the longest word in the English language that has no repeated letters seems to be </text:span><text:span text:style-name="T6">dermatoglyphics</text:span><text:span text:style-name="T2">. For those interested in the combinatorial mathematics of the original four-digit integer version of the game, </text:span><text:a xlink:type="simple" xlink:href="http://slovesnov.users.sourceforge.net/bullscows/bulls_http://slovesnov.users.sourceforge.net/bullscows/bulls_and_cows.pdfand_cows.pdf" text:style-name="ListLabel_20_1" text:visited-style-name="ListLabel_20_1"><text:span text:style-name="T4">five guesses always suffice</text:span></text:a><text:span text:style-name="T2"> to uniquely pinpoint the secret number, provided that each guess is made systematically based on all of the available information from the previous guesses. But we don't need such advanced combinatorics to play this game, although such ideas can help improve the guessing accuracy of your player once its basic mechanics are working.)</text:span></text:p>
      <text:p text:style-name="P3"><text:bookmark text:name="_e7rruv6h6e8s"/><text:span text:style-name="T1">Required functions / methods</text:span></text:p>
      <text:p text:style-name="P1"><text:span text:style-name="T2">The student must implement the player into the script named </text:span><text:span text:style-name="T6">bacplayer.py</text:span><text:span text:style-name="T2"> if working in Python 3, or in the file named </text:span><text:span text:style-name="T6">BACImplementation.java</text:span><text:span text:style-name="T2"> if working in Java 8. Inside these files, the student can implement the functions for the guessing logic any way they please. However, to allow the tester script to seamlessly interact with the player, each of the following functions </text:span><text:span text:style-name="T1">must have the exact signature as specified below</text:span><text:span text:style-name="T2">. Furthermore, to keep the Java compiler satisfied, the Java player class must have the clause </text:span><text:span text:style-name="T6">implements BACPlayer</text:span><text:span text:style-name="T2"> to promise the existence of the following methods for the </text:span><text:span text:style-name="T6">BACRunner</text:span><text:span text:style-name="T2"> class.</text:span></text:p>
      <text:p text:style-name="P2"/>
      <text:p text:style-name="P1"><text:span text:style-name="T6">def author(): # Python</text:span></text:p>
      <text:p text:style-name="P1"><text:span text:style-name="T6">public String getAuthor(); // Java</text:span></text:p>
      <text:p text:style-name="P2"/>
      <text:p text:style-name="P1"><text:span text:style-name="T2">Returns the name of the author of this player as a string in the form </text:span><text:span text:style-name="T6">"Last, First"</text:span><text:span text:style-name="T2">, exactly as your name appears in RAMMS.</text:span></text:p>
      <text:p text:style-name="P2"/>
      <text:p text:style-name="P1"><text:span text:style-name="T6">def student_id(): # Python</text:span></text:p>
      <text:p text:style-name="P1"><text:span text:style-name="T6">public String getStudentID(); // Java</text:span></text:p>
      <text:p text:style-name="P2"/>
      <text:p text:style-name="P1"><text:span text:style-name="T2">Returns the student ID of the author as a string without spaces, such as </text:span><text:span text:style-name="T6">"123456789"</text:span><text:span text:style-name="T2">.</text:span></text:p>
      <text:p text:style-name="P2"/>
      <text:p text:style-name="P1"><text:span text:style-name="T6">def initialize_wordlist(words): # Python</text:span></text:p>
      <text:p text:style-name="P1"><text:span text:style-name="T6">public void initializeWordList(List&lt;String&gt; words); // Java</text:span></text:p>
      <text:p text:style-name="P2"/>
      <text:p text:style-name="P1"><text:soft-page-break/><text:span text:style-name="T2">The tester script calls this function exactly once in the beginning, before commencing the play of the individual rounds. The parameter </text:span><text:span text:style-name="T6">words</text:span><text:span text:style-name="T2"> is the list of English words that could appear as secret words in the game, guaranteed to be in sorted lexicographic order. This wordlist is not passed as an argument to the other functions later in the game, so the player script is supposed to store and remember the wordlist for later use at this stage. This function is also welcome to perform any preprocessing of the wordlist and organizing its content into whatever data structures of your choosing that might later improve the speed and accuracy of guessing.</text:span></text:p>
      <text:p text:style-name="P2"/>
      <text:p text:style-name="P1"><text:span text:style-name="T2">(Inside this Python function, the keyword </text:span><text:span text:style-name="T6">global</text:span><text:span text:style-name="T2"> that allows the function statements to create and access a name outside the function body will probably come handy.)</text:span></text:p>
      <text:p text:style-name="P2"/>
      <text:p text:style-name="P1"><text:span text:style-name="T6">def guess(n, guesses): # Python</text:span></text:p>
      <text:p text:style-name="P1"><text:span text:style-name="T6">public String guess(int n, List&lt;String&gt; guesses, List&lt;Integer&gt; bulls, List&lt;Integer&gt; cows); // Java</text:span></text:p>
      <text:p text:style-name="P2"/>
      <text:p text:style-name="P1"><text:span text:style-name="T2">The heart and soul of this project. Given the length of the secret word </text:span><text:span text:style-name="T6">n</text:span><text:span text:style-name="T2">, and the list of </text:span><text:span text:style-name="T6">guesses</text:span><text:span text:style-name="T2"> the player has done so far to reveal the current secret word (this list is therefore empty when guessing the new secret word for the first time), this function should return the word that the player wishes to be the next guess.</text:span></text:p>
      <text:p text:style-name="P2"/>
      <text:p text:style-name="P1"><text:span text:style-name="T2">In Python, each individual guess in the </text:span><text:span text:style-name="T6">guesses</text:span><text:span text:style-name="T2"> list is a tuple </text:span><text:span text:style-name="T6">(word, bulls, cows)</text:span><text:span text:style-name="T2"> for each </text:span><text:span text:style-name="T6">word</text:span><text:span text:style-name="T2"> that the player has guessed so far, along with its revealed number of </text:span><text:span text:style-name="T6">bulls</text:span><text:span text:style-name="T2"> and </text:span><text:span text:style-name="T6">cows</text:span><text:span text:style-name="T2">. For example, if the </text:span><text:span text:style-name="T6">guesses</text:span><text:span text:style-name="T2"> argument is </text:span><text:span text:style-name="T6">[('washmen', 0, 3), ('luiseno', 1, 2), ('thorina', 1, 3)]</text:span><text:span text:style-name="T2">, some computation reveals that exactly 27 words from </text:span><text:span text:style-name="T6">words_alpha.txt</text:span><text:span text:style-name="T2"> still remain as possible secret words consistent with these counts. Further guessing is therefore needed to pare down the remaining possibilities, until only one word remains. (However, not all guesses are equally useful in how much information they tend to produce the times that they miss for various counts for bulls and cows...)</text:span></text:p>
      <text:p text:style-name="P2"/>
      <text:p text:style-name="P1"><text:span text:style-name="T2">In Java, due to the lamentable lack of tuples and triples in that language, the </text:span><text:span text:style-name="T6">(word, bulls, cows)</text:span><text:span text:style-name="T2"> information triple is split into three separate lists so that the first list </text:span><text:span text:style-name="T6">guesses</text:span><text:span text:style-name="T2"> contains the list of the previously guessed words. For each such </text:span><text:span text:style-name="T6">word</text:span><text:span text:style-name="T2">, the corresponding element in the list </text:span><text:span text:style-name="T6">bulls</text:span><text:span text:style-name="T2"> is the number of bulls in that same word, and similarly for </text:span><text:span text:style-name="T6">cows</text:span><text:span text:style-name="T2">. (These three lists always therefore have the exact same size.)</text:span></text:p>
      <text:p text:style-name="P2"/>
      <text:p text:style-name="P1"><text:span text:style-name="T2">Note that the rules of the game do not require that the returned string must be one of the words in the original wordlist, but your initial guesses can be any </text:span><text:span text:style-name="T6">n</text:span><text:span text:style-name="T2">-letter string of lowercase characters.</text:span></text:p>
      <text:p text:style-name="P3"><text:bookmark text:name="_2xmmlgvfh6yp"/><text:span text:style-name="T1">Runner script parameters</text:span></text:p>
      <text:p text:style-name="P1"><text:span text:style-name="T2">The </text:span><text:span text:style-name="T6">bacrunner.py</text:span><text:span text:style-name="T2"> script first defines the variables </text:span><text:span text:style-name="T6">minlen</text:span><text:span text:style-name="T2"> and </text:span><text:span text:style-name="T6">maxlen</text:span><text:span text:style-name="T2"> for the minimum and maximum length of the secret word, thus ignoring all the words from </text:span><text:span text:style-name="T6">words_alpha.txt</text:span><text:span text:style-name="T2"> whose length is outside these bounds. The variable </text:span><text:span text:style-name="T6">rounds</text:span><text:span text:style-name="T2"> determines how many secret words the game is played for before tallying up the final score. The tester script takes care of filtering of the words that contain duplicated letters, so that the player script does not have to worry about any illegal words in the given wordlist. In the Java version </text:span><text:span text:style-name="T6">BACRunner.java</text:span><text:span text:style-name="T2">, these names are </text:span><text:span text:style-name="T6">MINLEN</text:span><text:span text:style-name="T2">, </text:span><text:span text:style-name="T6">MAXLEN</text:span><text:span text:style-name="T2"> and </text:span><text:span text:style-name="T6">ROUNDS</text:span><text:span text:style-name="T2">, respectively.</text:span></text:p>
      <text:p text:style-name="P2"/>
      <text:p text:style-name="P1"><text:span text:style-name="T2">The choice of random secret words is done in </text:span><text:span text:style-name="T1">pseudorandom</text:span><text:span text:style-name="T2"> fashion using the </text:span><text:span text:style-name="T6">seed</text:span><text:span text:style-name="T2"> value defined inside the </text:span><text:span text:style-name="T6">bacrunner.py</text:span><text:span text:style-name="T2"> script. Using a fixed </text:span><text:span text:style-name="T6">seed</text:span><text:span text:style-name="T2"> value, the series of secret words produced by the tester will always be the same in every run. The fact that once the </text:span><text:span text:style-name="T6">seed</text:span><text:span text:style-name="T2"> value has been fixed, all seemingly possible outcomes of the potentially branching future are illusory because the resulting execution is in reality just as deterministic as a train destined to follow its tracks, is actually a very good thing during the development stage! When debugging your script or optimizing its logic and accuracy, the exact same series of secret words can be repeated as often as you need to compare the results of the script before and after each change.</text:span></text:p>
      <text:p text:style-name="P2"/>
      <text:p text:style-name="P1"><text:span text:style-name="T2">One example run for ten rounds using one of the author's private model solutions produced the following output. After printing out the current parameters, each line first displays the secret word in square brackets, followed by the incorrect guesses made before hitting the secret word. For example, this particular player implementation needed five guesses to hit the secret word </text:span><text:span text:style-name="T6">blinkers</text:span><text:span text:style-name="T2">. The last line of the output displays the total score, followed by the student ID and name information of that player.</text:span></text:p>
      <text:p text:style-name="P2"/>
      <text:p text:style-name="P1"><text:span text:style-name="T6">BACRunner (Python) with seed=888.</text:span></text:p>
      <text:p text:style-name="P1"><text:span text:style-name="T6">[blinkers]: geckotid symploce hayricks poniards blinkers </text:span></text:p>
      <text:p text:style-name="P1"><text:span text:style-name="T6">[larkish]: placebo skywave updives bashkir britska larkish </text:span></text:p>
      <text:p text:style-name="P1"><text:span text:style-name="T6">[plastin]: mudbank recombs paulite plastin </text:span></text:p>
      <text:p text:style-name="P1"><text:span text:style-name="T6">[linters]: forsake punkies linters </text:span></text:p>
      <text:p text:style-name="P1"><text:soft-page-break/><text:span text:style-name="T6">[motives]: relishy isogamy cagiest vetoism motives </text:span></text:p>
      <text:p text:style-name="P1"><text:span text:style-name="T6">[indra]: slait beira brims incra indra </text:span></text:p>
      <text:p text:style-name="P1"><text:span text:style-name="T6">[rashti]: truced baetyl palour harems maigre rashti </text:span></text:p>
      <text:p text:style-name="P1"><text:span text:style-name="T6">[hunts]: moity hocks doles hafts hurts hunts </text:span></text:p>
      <text:p text:style-name="P1"><text:span text:style-name="T6">[overawful]: septiform adverting psychidae kingbolts overawful </text:span></text:p>
      <text:p text:style-name="P1"><text:span text:style-name="T6">[kingcraft]: obscurant fostering discovert kingcraft </text:span></text:p>
      <text:p text:style-name="P1"><text:span text:style-name="T6">49 123456789 Kokkarinen, Ilkka</text:span></text:p>
      <text:p text:style-name="P3"><text:bookmark text:name="_cn5hfza7p1fx"/><text:span text:style-name="T1">Grading Winter 2020</text:span></text:p>
      <text:p text:style-name="P1"><text:span text:style-name="T2">For the grading of this project, the instructor will use a secret </text:span><text:span text:style-name="T6">seed</text:span><text:span text:style-name="T2"> value of their own. The exact same </text:span><text:span text:style-name="T6">seed</text:span><text:span text:style-name="T2"> value will be used to grade all submitted projects, so that the final scores will be directly comparable to each other. Submitted solutions will be tested with </text:span><text:span text:style-name="T1">200 rounds of secret words</text:span><text:span text:style-name="T2"> to diminish the effect of luck relative to the effect of skill.</text:span></text:p>
      <text:p text:style-name="P2"/>
      <text:p text:style-name="P1"><text:span text:style-name="T2">Once all project scores have been tallied and the student submissions have been ranked based on their measured scores with the instructor's secret seed value, </text:span><text:span text:style-name="T1">the take-home exam grade between 0 and 40 points will be awarded with the following scale.</text:span><text:span text:style-name="T2"> The student with the lowest (that is, the best) total score will receive the full 40 points. The worst-scoring solution whose performance is still deemed to be acceptable for a passing grade will receive 20 points. The scores for other students will then be linearly interpolated from these two fixed points.</text:span></text:p>
      <text:p text:style-name="P2"/>
      <text:p text:style-name="P1"><text:span text:style-name="T2">For example, suppose the score for the best submission is </text:span><text:span text:style-name="T3">b</text:span><text:span text:style-name="T2"> = 1000, whereas the score for the worst submission deemed acceptable is </text:span><text:span text:style-name="T3">a</text:span><text:span text:style-name="T2"> = 2000. A student whose submission receives a score of </text:span><text:span text:style-name="T7">n</text:span><text:span text:style-name="T2"> would receive the project mark of 20 + 20 * (</text:span><text:span text:style-name="T3">a</text:span><text:span text:style-name="T2"> - </text:span><text:span text:style-name="T3">n</text:span><text:span text:style-name="T2">) / (</text:span><text:span text:style-name="T3">a - b</text:span><text:span text:style-name="T2">). For example, the score of </text:span><text:span text:style-name="T3">n</text:span><text:span text:style-name="T2"> = 1500 in the smack middle would yield the exam grade of 30, as given by 20 + 20 * (2000 - 1500) / (2000 - 1000), which equals 20 + 10000 / 1000 = 30.</text:span></text:p>
      <text:p text:style-name="P2"/>
      <text:p text:style-name="P1"><text:span text:style-name="T2">Furthermore, the student whose solution is the best will also receive the right to refer to him- or herself with the purely ceremonial title of "The Fastest Gun West of Mississauga" for the Winter 2020 term. The instructor will also later write a letter of recommendation for that student for any one place that he or she would like.</text:span></text:p>
      <text:p text:style-name="P3"><text:bookmark text:name="_pa5mki89w38s"/><text:span text:style-name="T1">Tightening your solutions</text:span></text:p>
      <text:p text:style-name="P1"><text:span text:style-name="T2">To prevent some malfunctioning player from getting hopelessly stuck so that some secret word will never get guessed, </text:span><text:span text:style-name="T1">a mercy rule is in effect</text:span><text:span text:style-name="T2"> inside the tester script so that after twenty wrong guesses, the current secret word is considered to have been correctly guessed, and the game moves on to the next round of a new secret word. However, please note that this mercy rule cannot prevent the player script from getting internally stuck in an infinite loop. Therefore, before submitting your player script on D2L for grading, please make it run overnight for some large number of </text:span><text:span text:style-name="T6">rounds</text:span><text:span text:style-name="T2">, at least in the thousands. This will effectively execute what is known in this line of work as a </text:span><text:span text:style-name="T1">fuzzed stress test</text:span><text:span text:style-name="T2"> to hammer your code and force it to reveal all its internal fractures and other weaknesses. If the execution has terminated and the last line of the output displays your information and total score to proudly greet you as you get up the next morning, your player script ought to be sturdy enough to be submitted with confidence.</text:span></text:p>
      <text:p text:style-name="P2"/>
      <text:p text:style-name="P1"><text:span text:style-name="T2">The game does a component of luck that cannot be avoided. For example, during the guessing of </text:span><text:span text:style-name="T6">hunts</text:span><text:span text:style-name="T2"> in the above example run, after the first four failed guesses both words </text:span><text:span text:style-name="T6">hurts</text:span><text:span text:style-name="T2"> and </text:span><text:span text:style-name="T6">hunts</text:span><text:span text:style-name="T2"> are equally likely to be the secret word, so choosing between these two is a genuine coin toss. However, making better choices during the earlier guesses while the list of possible secret words is longer will tend to nudge the luck to go in your direction more often than it will nudge it away from you. Measured over a long series of secret words, the effect of luck (statistically proportional to the square root of </text:span><text:span text:style-name="T6">rounds</text:span><text:span text:style-name="T2">) diminishes compared to the effect from skill (statistically linearly proportional to </text:span><text:span text:style-name="T6">rounds</text:span><text:span text:style-name="T2">), same as it does in all walks of life.</text:span></text:p>
      <text:p text:style-name="P2"/>
      <text:p text:style-name="P1"><text:span text:style-name="T2">In all fields of engineering both virtual and physical when dealing with a new problem, it is usually easy to gain big morale-boosting improvements in the initial stages of both design and implementation. In this project, relatively simple algorithmic and heuristic improvements will see the total number of guesses made by your player fall by leaps and bounds. However, once the low-hanging branches have been picked bare of all their juicy fruit and you have to climb ever higher towards the theoretical asymptotic optimum of the problem that is fundamentally determined by the laws of reality that the problem is embedded in, each successive improvement will always gain less and yet always be more difficult to achieve! Finally at the unknown optimum lower bound, even the greatest data scientist could not conjure information to get through that rock hard limit any more than it would possible to exceed the speed of light.</text:span></text:p>
      <text:p text:style-name="P2"/>
      <text:p text:style-name="P1"><text:span text:style-name="T2">(As a helpful analogy for this phenomenon of "the last mile", imagine the vastly different technologies required to remove 90% of dust particles from the air currently inside the given room, as opposed to the goal of removing 99% of these particles, let alone 99.999% to operate an industrial-strength chip manufacturing cleanroom. Or, consider the increasing engineering challenges of trying to build an automobile that can achieve a top speed of 100, 200 or 300 kilometers per h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Spectral" fo:font-family="Spectral" style:font-family-generic="roman" style:font-pitch="variable" style:text-underline-style="solid" style:text-underline-width="auto" style:text-underline-color="font-color"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0" meta:word-count="2288" meta:character-count="13698" meta:non-whitespace-character-count="11450"/>
    <meta:generator>LibreOfficeDev/6.0.5.2$Linux_X86_64 LibreOffice_project/</meta:generator>
  </office:meta>
</office:document-meta>
</file>